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Liberation Sans1" svg:font-family="'Liberation Sans'" style:font-family-generic="swiss" style:font-pitch="variable"/>
    <style:font-face style:name="Noto Sans CJK JP Black" svg:font-family="'Noto Sans CJK JP Black'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ffffff" draw:marker-start-width="0.358cm" draw:marker-end-width="0.358cm" draw:fill="none" draw:textarea-horizontal-align="justify" draw:textarea-vertical-align="middle" draw:auto-grow-height="false" fo:min-height="0.772cm" fo:min-width="0.548cm" fo:padding-top="0.177cm" fo:padding-bottom="0.177cm" fo:padding-left="0.302cm" fo:padding-right="0.302cm"/>
    </style:style>
    <style:style style:name="gr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center" draw:textarea-vertical-align="middle" fo:min-height="1cm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loext:graphic-properties draw:fill="none"/>
      <style:paragraph-properties fo:text-align="center"/>
      <style:text-properties fo:color="#ffffff" fo:font-weight="normal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Noto Sans CJK JP Black" fo:font-size="26pt" fo:font-style="normal" fo:text-shadow="none" style:text-underline-style="none" fo:font-weight="normal" style:letter-kerning="true" style:font-name-asian="ＭＳ Ｐゴシック" style:font-size-asian="26pt" style:font-style-asian="normal" style:font-weight-asian="normal" style:font-name-complex="Arial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1.25cm" svg:height="1.25cm" svg:x="3cm" svg:y="1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2" draw:text-style-name="P2" draw:layer="layout" svg:width="0.753cm" svg:height="0.902cm" svg:x="3.27cm" svg:y="1.924cm" svg:viewBox="0 0 754 903" svg:d="M0 903h240v-301h118c71 0 137-10 196-32 60-22 108-56 144-101 36-46 55-104 56-176-1-74-20-132-56-175s-84-73-144-92c-61-18-129-26-203-26h-351zM240 432v-261h99c58-1 103 8 134 27s46 50 46 95c1 45-14 79-43 103-28 23-72 35-130 36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Liberation Sans1" svg:font-family="'Liberation Sans'" style:font-family-generic="swiss" style:font-pitch="variable"/>
    <style:font-face style:name="Noto Sans CJK JP Black" svg:font-family="'Noto Sans CJK JP Black'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9T10:14:55.214000000</meta:creation-date>
    <dc:date>2016-10-02T19:18:45.816000000</dc:date>
    <meta:editing-duration>PT5H3M16S</meta:editing-duration>
    <meta:editing-cycles>2</meta:editing-cycles>
    <meta:generator>LibreOffice/5.2.1.2$Windows_x86 LibreOffice_project/31dd62db80d4e60af04904455ec9c9219178d620</meta:generator>
    <meta:document-statistic meta:object-count="2"/>
  </office:meta>
</office:document-meta>
</file>